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0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ce5"/>
        <table:table-column table:style-name="co2" table:number-columns-repeated="16377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3" office:value-type="string" calcext:value-type="string">
            <text:p>Support</text:p>
          </table:table-cell>
          <table:table-cell table:style-name="ce3" office:value-type="string" calcext:value-type="string">
            <text:p>Personality</text:p>
          </table:table-cell>
          <table:table-cell table:style-name="ce6" office:value-type="string" calcext:value-type="string">
            <text:p>API</text:p>
          </table:table-cell>
          <table:table-cell table:style-name="ce3" office:value-type="string" calcext:value-type="string">
            <text:p>Icon</text:p>
          </table:table-cell>
          <table:table-cell table:style-name="ce3" office:value-type="string" calcext:value-type="string">
            <text:p>Icon size</text:p>
          </table:table-cell>
          <table:table-cell table:style-name="ce3" office:value-type="string" calcext:value-type="string">
            <text:p>Live glance</text:p>
          </table:table-cell>
          <table:table-cell table:style-name="ce1" office:value-type="string" calcext:value-type="string">
            <text:p>GUI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Approach® S50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Approach® S6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office:value-type="string" calcext:value-type="string">
            <text:p>???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62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office:value-type="string" calcext:value-type="string">
            <text:p>???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70 47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5536" calcext:value-type="float">
            <text:p>65536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70 42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Captain Marvel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Ai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Air X10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2™ Bravo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Bravo Titanium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Charli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 PX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 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Mach 1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arth Vader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G1 / G1 Sol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3.4.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G2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Mk1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2 / Descent™ Mk2i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2 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3 43mm / Mk3i 43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Mk3i 51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nduro™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3.4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fenix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nduro™ 3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fenix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pix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office:value-type="string" calcext:value-type="string">
            <text:p>epix™ (Gen 2) / quatix® 7 Sapphi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pix™ Pro (Gen 2) 42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pix™ Pro (Gen 2) 47mm / quatix® 7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pix™ Pro (Gen 2) 51mm / D2™ Mach 1 Pro / tactix® 7 – AMOLED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3 / tactix® Bravo / quatix® 3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3 H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 / quatix® 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S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X / tactix® Charli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X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6 / 6 Solar / 6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 Pro / 6 Sapphire / 6 Pro Solar / 6 Pro Dual Power / quatix® 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S / 6S Solar / 6S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S Pro / 6S Sapphire / 6S Pro Solar / 6S Pro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X Pro / 6X Sapphire / 6X Pro Solar / tactix® Delta Sapphire …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 / quatix® 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 Pro - Solar Edition (no Wi-Fi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S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X / tactix® 7 / quatix® 7X Solar / Enduro™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X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X Pro - Solar Edition (no Wi-Fi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43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A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47mm / 51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A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Solar 47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Solar 51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Chrono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E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1.0</text:p>
          </table:table-cell>
          <table:table-cell office:value-type="string" calcext:value-type="string">
            <text:p>65536A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rst Avenge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5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 1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 165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3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3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45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55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55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55s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65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570 - 42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570 - 47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63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6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645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735xt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7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20XT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3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45 LTE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bad glance rendering</text:p>
          </table:table-cell>
          <table:table-cell table:style-name="ce7"/>
          <table:table-cell table:style-name="ce4" table:number-columns-repeated="3"/>
          <table:table-cell table:number-columns-repeated="16377"/>
        </table:table-row>
        <table:table-row table:style-name="ro1">
          <table:table-cell office:value-type="string" calcext:value-type="string">
            <text:p>Forerunner® 955 / Sol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9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9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armin Swim™ 2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nstinct® 2 / Solar / Dual Power / dēzl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2S / Solar /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2X Sol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Crossov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crossov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(Gen 2) Athlete / Adventurer / Captain / Golf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(Gen 2) Avia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Adventur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Athle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Avia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Captain / MARQ® Captain: American Magic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Command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Driv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Exp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Golf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y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2 Pl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2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3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Mercedes-Benz® Collec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Sq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Sq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sq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Sq 2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sq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Sq. Music Edi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 Mercedes-Benz® Collec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 Music LT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4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4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ívoactive® H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lif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 table:number-rows-repeated="104845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7">00.00.0000</text:date>, <text:time style:data-style-name="N2" text:time-value="09:37:58.364531762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3-12T08:57:06.265600120</meta:creation-date>
    <dc:date>2025-05-17T10:11:38.938909504</dc:date>
    <meta:editing-duration>PT14H3M47S</meta:editing-duration>
    <meta:editing-cycles>23</meta:editing-cycles>
    <meta:generator>LibreOffice/25.2.3.2$Linux_X86_64 LibreOffice_project/520$Build-2</meta:generator>
    <meta:document-statistic meta:table-count="1" meta:cell-count="883" meta:object-count="0"/>
  </office:meta>
</office:document-meta>
</file>